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style:text-underline-style="none" style:font-style-asian="normal" style:font-style-complex="normal"/>
    </style:style>
    <style:style style:name="ce5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6" style:family="table-cell" style:parent-style-name="Default">
      <style:text-properties style:font-name="Comic Sans MS" fo:font-size="8pt" style:font-size-asian="8pt" style:font-size-complex="8pt"/>
    </style:style>
  </office:automatic-styles>
  <office:body>
    <office:spreadsheet>
      <table:table table:name="Avc-Progressive High Profil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esign</text:p>
          </table:table-cell>
          <table:table-cell table:style-name="ce6" office:value-type="string">
            <text:p>Top_AVC_FREXT_decoder(RVC)</text:p>
          </table:table-cell>
        </table:table-row>
        <table:table-row table:style-name="ro1">
          <table:table-cell office:value-type="string">
            <text:p>Processor</text:p>
          </table:table-cell>
          <table:table-cell office:value-type="string">
            <text:p>Intel core i7-870</text:p>
          </table:table-cell>
        </table:table-row>
        <table:table-row table:style-name="ro1">
          <table:table-cell office:value-type="string">
            <text:p>O.S.</text:p>
          </table:table-cell>
          <table:table-cell office:value-type="string">
            <text:p>Windows 7 Pro 64 bit</text:p>
          </table:table-cell>
        </table:table-row>
        <table:table-row table:style-name="ro1">
          <table:table-cell office:value-type="string">
            <text:p>Compilateur</text:p>
          </table:table-cell>
          <table:table-cell office:value-type="string">
            <text:p>Visual 2010</text:p>
          </table:table-cell>
        </table:table-row>
        <table:table-row table:style-name="ro1">
          <table:table-cell office:value-type="string">
            <text:p>Orcc revision</text:p>
          </table:table-cell>
          <table:table-cell office:value-type="float" office:value="5507">
            <text:p>5507</text:p>
          </table:table-cell>
        </table:table-row>
        <table:table-row table:style-name="ro1">
          <table:table-cell office:value-type="string">
            <text:p>Orc-Apps revision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Back-end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Orcc option 1</text:p>
          </table:table-cell>
          <table:table-cell office:value-type="string">
            <text:p>Classify actor</text:p>
          </table:table-cell>
        </table:table-row>
        <table:table-row table:style-name="ro1">
          <table:table-cell office:value-type="string">
            <text:p>Orcc option 2</text:p>
          </table:table-cell>
          <table:table-cell office:value-type="string">
            <text:p>Merge static actor</text:p>
          </table:table-cell>
        </table:table-row>
        <table:table-row table:style-name="ro1">
          <table:table-cell office:value-type="string">
            <text:p>Orcc option 3</text:p>
          </table:table-cell>
          <table:table-cell office:value-type="string">
            <text:p>Use a smarter scheduler</text:p>
          </table:table-cell>
        </table:table-row>
        <table:table-row table:style-name="ro1">
          <table:table-cell office:value-type="string">
            <text:p>Fifo size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string">
            <text:p>executable option</text:p>
          </table:table-cell>
          <table:table-cell office:value-type="string">
            <text:p>-l 10 -n 1</text:p>
          </table:table-cell>
        </table:table-row>
        <table:table-row table:style-name="ro1">
          <table:table-cell office:value-type="string">
            <text:p>Nb core u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_CIF :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>
            <text:p>AU-MIDR-NRF-MPS :</text:p>
          </table:table-cell>
          <table:table-cell/>
        </table:table-row>
        <table:table-row table:style-name="ro2">
          <table:table-cell table:style-name="ce3" office:value-type="string">
            <text:p>AUD_MW_E</text:p>
          </table:table-cell>
          <table:table-cell office:value-type="string">
            <text:p>175.27 fps</text:p>
          </table:table-cell>
        </table:table-row>
        <table:table-row table:style-name="ro2">
          <table:table-cell table:style-name="ce3" office:value-type="string">
            <text:p>MIDR_MW_D</text:p>
          </table:table-cell>
          <table:table-cell office:value-type="string">
            <text:p>160.35 fps</text:p>
          </table:table-cell>
        </table:table-row>
        <table:table-row table:style-name="ro2">
          <table:table-cell table:style-name="ce3" office:value-type="string">
            <text:p>MPS_MW_A</text:p>
          </table:table-cell>
          <table:table-cell office:value-type="string">
            <text:p>126.73 fps</text:p>
          </table:table-cell>
        </table:table-row>
        <table:table-row table:style-name="ro2">
          <table:table-cell table:style-name="ce3" office:value-type="string">
            <text:p>NRF_MW_E</text:p>
          </table:table-cell>
          <table:table-cell office:value-type="string">
            <text:p>163.84 fps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2" office:value-type="string">
            <text:p>BA :</text:p>
          </table:table-cell>
          <table:table-cell/>
        </table:table-row>
        <table:table-row table:style-name="ro1">
          <table:table-cell office:value-type="string">
            <text:p>BA_MW_D</text:p>
          </table:table-cell>
          <table:table-cell office:value-type="string">
            <text:p>160.41 fps</text:p>
          </table:table-cell>
        </table:table-row>
        <table:table-row table:style-name="ro1">
          <table:table-cell office:value-type="string">
            <text:p>SVA_BA1_B</text:p>
          </table:table-cell>
          <table:table-cell office:value-type="string">
            <text:p>73.59 fps</text:p>
          </table:table-cell>
        </table:table-row>
        <table:table-row table:style-name="ro1">
          <table:table-cell office:value-type="string">
            <text:p>BA1_Sony_D</text:p>
          </table:table-cell>
          <table:table-cell office:value-type="string">
            <text:p>58.36 fps</text:p>
          </table:table-cell>
        </table:table-row>
        <table:table-row table:style-name="ro1">
          <table:table-cell office:value-type="string">
            <text:p>BA2_Sony_F</text:p>
          </table:table-cell>
          <table:table-cell office:value-type="string">
            <text:p>157.37 fps</text:p>
          </table:table-cell>
        </table:table-row>
        <table:table-row table:style-name="ro1">
          <table:table-cell office:value-type="string">
            <text:p>BANM_MW_D</text:p>
          </table:table-cell>
          <table:table-cell office:value-type="string">
            <text:p>157.94 fps</text:p>
          </table:table-cell>
        </table:table-row>
        <table:table-row table:style-name="ro1">
          <table:table-cell office:value-type="string">
            <text:p>SVA_BA2_D</text:p>
          </table:table-cell>
          <table:table-cell office:value-type="string">
            <text:p>157.14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BS :</text:p>
          </table:table-cell>
          <table:table-cell/>
        </table:table-row>
        <table:table-row table:style-name="ro1">
          <table:table-cell office:value-type="string">
            <text:p>CVBS3_Sony_C</text:p>
          </table:table-cell>
          <table:table-cell office:value-type="string">
            <text:p>126.60 fps</text:p>
          </table:table-cell>
        </table:table-row>
        <table:table-row table:style-name="ro1">
          <table:table-cell office:value-type="string">
            <text:p>BA3_SVA_C</text:p>
          </table:table-cell>
          <table:table-cell office:value-type="string">
            <text:p>145.98 fps</text:p>
          </table:table-cell>
        </table:table-row>
        <table:table-row table:style-name="ro1">
          <table:table-cell office:value-type="string">
            <text:p>SL1_SVA_B</text:p>
          </table:table-cell>
          <table:table-cell office:value-type="string">
            <text:p>138.72 fps</text:p>
          </table:table-cell>
        </table:table-row>
        <table:table-row table:style-name="ro1">
          <table:table-cell office:value-type="string">
            <text:p>NL3_SVA_E</text:p>
          </table:table-cell>
          <table:table-cell office:value-type="string">
            <text:p>169.08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ANL :</text:p>
          </table:table-cell>
          <table:table-cell/>
        </table:table-row>
        <table:table-row table:style-name="ro1">
          <table:table-cell office:value-type="string">
            <text:p>CANL1_TOSHIBA_G</text:p>
          </table:table-cell>
          <table:table-cell office:value-type="string">
            <text:p>58.57 fps</text:p>
          </table:table-cell>
        </table:table-row>
        <table:table-row table:style-name="ro1">
          <table:table-cell office:value-type="string">
            <text:p>CANL1_Sony_E</text:p>
          </table:table-cell>
          <table:table-cell office:value-type="string">
            <text:p>35.61 fps</text:p>
          </table:table-cell>
        </table:table-row>
        <table:table-row table:style-name="ro1">
          <table:table-cell office:value-type="string">
            <text:p>CANL2_Sony_E</text:p>
          </table:table-cell>
          <table:table-cell office:value-type="string">
            <text:p>117.39 fps</text:p>
          </table:table-cell>
        </table:table-row>
        <table:table-row table:style-name="ro1">
          <table:table-cell office:value-type="string">
            <text:p>CANL3_Sony_C</text:p>
          </table:table-cell>
          <table:table-cell office:value-type="string">
            <text:p>103.84 fps</text:p>
          </table:table-cell>
        </table:table-row>
        <table:table-row table:style-name="ro1">
          <table:table-cell office:value-type="string">
            <text:p>CANL1_SVA_B</text:p>
          </table:table-cell>
          <table:table-cell office:value-type="string">
            <text:p>50.28 fps</text:p>
          </table:table-cell>
        </table:table-row>
        <table:table-row table:style-name="ro1">
          <table:table-cell office:value-type="string">
            <text:p>CANL2_SVA_B</text:p>
          </table:table-cell>
          <table:table-cell office:value-type="string">
            <text:p>49.68 fps</text:p>
          </table:table-cell>
        </table:table-row>
        <table:table-row table:style-name="ro1">
          <table:table-cell office:value-type="string">
            <text:p>CANL3_SVA_B</text:p>
          </table:table-cell>
          <table:table-cell office:value-type="string">
            <text:p>123.52 fps</text:p>
          </table:table-cell>
        </table:table-row>
        <table:table-row table:style-name="ro1">
          <table:table-cell office:value-type="string">
            <text:p>CANL4_SVA_B</text:p>
          </table:table-cell>
          <table:table-cell office:value-type="string">
            <text:p>118.19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ABA :</text:p>
          </table:table-cell>
          <table:table-cell/>
        </table:table-row>
        <table:table-row table:style-name="ro1">
          <table:table-cell office:value-type="string">
            <text:p>CABA1_Sony_D</text:p>
          </table:table-cell>
          <table:table-cell office:value-type="string">
            <text:p>34.72 fps</text:p>
          </table:table-cell>
        </table:table-row>
        <table:table-row table:style-name="ro1">
          <table:table-cell office:value-type="string">
            <text:p>CABA2_Sony_E</text:p>
          </table:table-cell>
          <table:table-cell office:value-type="string">
            <text:p>111.81 fps</text:p>
          </table:table-cell>
        </table:table-row>
        <table:table-row table:style-name="ro1">
          <table:table-cell office:value-type="string">
            <text:p>CABA3_Sony_C</text:p>
          </table:table-cell>
          <table:table-cell office:value-type="string">
            <text:p>98.40 fps</text:p>
          </table:table-cell>
        </table:table-row>
        <table:table-row table:style-name="ro1">
          <table:table-cell office:value-type="string">
            <text:p>CABA3_TOSHIBA_E</text:p>
          </table:table-cell>
          <table:table-cell office:value-type="string">
            <text:p>121.67 fps</text:p>
          </table:table-cell>
        </table:table-row>
        <table:table-row table:style-name="ro1">
          <table:table-cell office:value-type="string">
            <text:p>CABA1_SVA_B</text:p>
          </table:table-cell>
          <table:table-cell office:value-type="string">
            <text:p>47.52 fps</text:p>
          </table:table-cell>
        </table:table-row>
        <table:table-row table:style-name="ro1">
          <table:table-cell office:value-type="string">
            <text:p>CABA2_SVA_B</text:p>
          </table:table-cell>
          <table:table-cell office:value-type="string">
            <text:p>115.35 fps</text:p>
          </table:table-cell>
        </table:table-row>
        <table:table-row table:style-name="ro1">
          <table:table-cell office:value-type="string">
            <text:p>CABA3_SVA_B</text:p>
          </table:table-cell>
          <table:table-cell office:value-type="string">
            <text:p>108.00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APCM :</text:p>
          </table:table-cell>
          <table:table-cell/>
        </table:table-row>
        <table:table-row table:style-name="ro1">
          <table:table-cell office:value-type="string">
            <text:p>CAPM3_Sony_D</text:p>
          </table:table-cell>
          <table:table-cell office:value-type="string">
            <text:p>119.15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AQP :</text:p>
          </table:table-cell>
          <table:table-cell/>
        </table:table-row>
        <table:table-row table:style-name="ro1">
          <table:table-cell office:value-type="string">
            <text:p>CAQP1_Sony_B</text:p>
          </table:table-cell>
          <table:table-cell office:value-type="string">
            <text:p>27.72 fps</text:p>
          </table:table-cell>
        </table:table-row>
        <table:table-row table:style-name="ro1">
          <table:table-cell office:value-type="string">
            <text:p>CACQP3_Sony_D</text:p>
          </table:table-cell>
          <table:table-cell office:value-type="string">
            <text:p>92.33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I :</text:p>
          </table:table-cell>
          <table:table-cell/>
        </table:table-row>
        <table:table-row table:style-name="ro2">
          <table:table-cell office:value-type="string">
            <text:p>CI_MW_D</text:p>
          </table:table-cell>
          <table:table-cell office:value-type="string">
            <text:p>162.70 fps</text:p>
          </table:table-cell>
        </table:table-row>
        <table:table-row table:style-name="ro2">
          <table:table-cell office:value-type="string">
            <text:p>SVA_CL1_E</text:p>
          </table:table-cell>
          <table:table-cell office:value-type="string">
            <text:p>190.03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LS :</text:p>
          </table:table-cell>
          <table:table-cell/>
        </table:table-row>
        <table:table-row table:style-name="ro1">
          <table:table-cell table:style-name="ce4" office:value-type="string">
            <text:p>LS_SVA_D</text:p>
          </table:table-cell>
          <table:table-cell office:value-type="string">
            <text:p>189.51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MQ :</text:p>
          </table:table-cell>
          <table:table-cell/>
        </table:table-row>
        <table:table-row table:style-name="ro1">
          <table:table-cell office:value-type="string">
            <text:p>BAMQ1_JVC_C</text:p>
          </table:table-cell>
          <table:table-cell office:value-type="string">
            <text:p>20.99 fps</text:p>
          </table:table-cell>
        </table:table-row>
        <table:table-row table:style-name="ro1">
          <table:table-cell office:value-type="string">
            <text:p>BAMQ2_JVC_C</text:p>
          </table:table-cell>
          <table:table-cell office:value-type="string">
            <text:p>30.05 fps</text:p>
          </table:table-cell>
        </table:table-row>
        <table:table-row table:style-name="ro1">
          <table:table-cell office:value-type="string">
            <text:p>NLMQ1_JVC_C</text:p>
          </table:table-cell>
          <table:table-cell office:value-type="string">
            <text:p>20.48 fps</text:p>
          </table:table-cell>
        </table:table-row>
        <table:table-row table:style-name="ro1">
          <table:table-cell office:value-type="string">
            <text:p>NLMQ2_JVC_C</text:p>
          </table:table-cell>
          <table:table-cell office:value-type="string">
            <text:p>31.03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MR :</text:p>
          </table:table-cell>
          <table:table-cell/>
        </table:table-row>
        <table:table-row table:style-name="ro2">
          <table:table-cell office:value-type="string">
            <text:p>MR1_BT_A</text:p>
          </table:table-cell>
          <table:table-cell office:value-type="string">
            <text:p>84.47 fps</text:p>
          </table:table-cell>
        </table:table-row>
        <table:table-row table:style-name="ro2">
          <table:table-cell office:value-type="string">
            <text:p>MR1_MW_A</text:p>
          </table:table-cell>
          <table:table-cell office:value-type="string">
            <text:p>125.25 fps</text:p>
          </table:table-cell>
        </table:table-row>
        <table:table-row table:style-name="ro2">
          <table:table-cell office:value-type="string">
            <text:p>MR2_MW_A</text:p>
          </table:table-cell>
          <table:table-cell office:value-type="string">
            <text:p>131.85 fps</text:p>
          </table:table-cell>
        </table:table-row>
        <table:table-row table:style-name="ro2">
          <table:table-cell office:value-type="string">
            <text:p>MR2_TANDBERG_E</text:p>
          </table:table-cell>
          <table:table-cell office:value-type="string">
            <text:p>136.81 fps</text:p>
          </table:table-cell>
        </table:table-row>
        <table:table-row table:style-name="ro2">
          <table:table-cell office:value-type="string">
            <text:p>MR3_TANDBERG_B</text:p>
          </table:table-cell>
          <table:table-cell office:value-type="string">
            <text:p>135.38 fps</text:p>
          </table:table-cell>
        </table:table-row>
        <table:table-row table:style-name="ro2">
          <table:table-cell office:value-type="string">
            <text:p>MR4_TANDBERG_C</text:p>
          </table:table-cell>
          <table:table-cell office:value-type="string">
            <text:p>120.99 fps</text:p>
          </table:table-cell>
        </table:table-row>
        <table:table-row table:style-name="ro2">
          <table:table-cell office:value-type="string">
            <text:p>MR5_TANDBERG_C</text:p>
          </table:table-cell>
          <table:table-cell office:value-type="string">
            <text:p>120.31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NL :</text:p>
          </table:table-cell>
          <table:table-cell/>
        </table:table-row>
        <table:table-row table:style-name="ro2">
          <table:table-cell table:style-name="ce4" office:value-type="string">
            <text:p>NL1_Sony_D</text:p>
          </table:table-cell>
          <table:table-cell office:value-type="string">
            <text:p>61.53 fps</text:p>
          </table:table-cell>
        </table:table-row>
        <table:table-row table:style-name="ro2">
          <table:table-cell table:style-name="ce4" office:value-type="string">
            <text:p>NL2_Sony_H</text:p>
          </table:table-cell>
          <table:table-cell office:value-type="string">
            <text:p>169.76 fps</text:p>
          </table:table-cell>
        </table:table-row>
        <table:table-row table:style-name="ro2">
          <table:table-cell table:style-name="ce4" office:value-type="string">
            <text:p>SVA_NL1_B</text:p>
          </table:table-cell>
          <table:table-cell office:value-type="string">
            <text:p>77.16 fps</text:p>
          </table:table-cell>
        </table:table-row>
        <table:table-row table:style-name="ro2">
          <table:table-cell table:style-name="ce4" office:value-type="string">
            <text:p>SVA_NL2_E</text:p>
          </table:table-cell>
          <table:table-cell office:value-type="string">
            <text:p>164.05 fps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>
            <text:p>SL :</text:p>
          </table:table-cell>
          <table:table-cell/>
        </table:table-row>
        <table:table-row table:style-name="ro2">
          <table:table-cell table:style-name="ce4" office:value-type="string">
            <text:p>SVA_Base_B</text:p>
          </table:table-cell>
          <table:table-cell office:value-type="string">
            <text:p>154.20 fps</text:p>
          </table:table-cell>
        </table:table-row>
        <table:table-row table:style-name="ro2">
          <table:table-cell table:style-name="ce4" office:value-type="string">
            <text:p>SVA_FM1_E</text:p>
          </table:table-cell>
          <table:table-cell office:value-type="string">
            <text:p>153.67 fps</text:p>
          </table:table-cell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2" office:value-type="string">
            <text:p>SQ :</text:p>
          </table:table-cell>
          <table:table-cell/>
        </table:table-row>
        <table:table-row table:style-name="ro2">
          <table:table-cell table:style-name="ce4" office:value-type="string">
            <text:p>BASQP1_Sony_C</text:p>
          </table:table-cell>
          <table:table-cell office:value-type="string">
            <text:p>54.75 fps</text:p>
          </table:table-cell>
        </table:table-row>
        <table:table-row table:style-name="ro1" table:number-rows-repeated="4">
          <table:table-cell table:style-name="ce5"/>
          <table:table-cell/>
        </table:table-row>
        <table:table-row table:style-name="ro1">
          <table:table-cell table:style-name="ce1" office:value-type="string">
            <text:p>CIF :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>
            <text:p>BA :</text:p>
          </table:table-cell>
          <table:table-cell/>
        </table:table-row>
        <table:table-row table:style-name="ro1">
          <table:table-cell office:value-type="string">
            <text:p>BA1_FT_C</text:p>
          </table:table-cell>
          <table:table-cell office:value-type="string">
            <text:p>39.87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AMR :</text:p>
          </table:table-cell>
          <table:table-cell/>
        </table:table-row>
        <table:table-row table:style-name="ro1">
          <table:table-cell office:value-type="string">
            <text:p>HCMP1_HHI_A</text:p>
          </table:table-cell>
          <table:table-cell office:value-type="string">
            <text:p>33.28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APCM :</text:p>
          </table:table-cell>
          <table:table-cell/>
        </table:table-row>
        <table:table-row table:style-name="ro1">
          <table:table-cell office:value-type="string">
            <text:p>CAPCMNL1_Sand_E</text:p>
          </table:table-cell>
          <table:table-cell office:value-type="string">
            <text:p>4.09 fps</text:p>
          </table:table-cell>
        </table:table-row>
        <table:table-row table:style-name="ro1">
          <table:table-cell office:value-type="string">
            <text:p>CAPCM1_Sand_E</text:p>
          </table:table-cell>
          <table:table-cell office:value-type="string">
            <text:p>4.03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I :</text:p>
          </table:table-cell>
          <table:table-cell/>
        </table:table-row>
        <table:table-row table:style-name="ro2">
          <table:table-cell office:value-type="string">
            <text:p>CI1_FT_B</text:p>
          </table:table-cell>
          <table:table-cell office:value-type="string">
            <text:p>43.67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MR :</text:p>
          </table:table-cell>
          <table:table-cell/>
        </table:table-row>
        <table:table-row table:style-name="ro2">
          <table:table-cell office:value-type="string">
            <text:p>HCBP1_HHI_A</text:p>
          </table:table-cell>
          <table:table-cell office:value-type="string">
            <text:p>28.22 fps</text:p>
          </table:table-cell>
        </table:table-row>
        <table:table-row table:style-name="ro2">
          <table:table-cell office:value-type="string">
            <text:p>HCBP2_HHI_A</text:p>
          </table:table-cell>
          <table:table-cell office:value-type="string">
            <text:p>46.81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PCM :</text:p>
          </table:table-cell>
          <table:table-cell/>
        </table:table-row>
        <table:table-row table:style-name="ro2">
          <table:table-cell office:value-type="string">
            <text:p>CVPCMNL1_SVA_C</text:p>
          </table:table-cell>
          <table:table-cell office:value-type="string">
            <text:p>13.84 fps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>
            <text:p>720x480 :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>
            <text:p>BS :</text:p>
          </table:table-cell>
          <table:table-cell/>
        </table:table-row>
        <table:table-row table:style-name="ro1">
          <table:table-cell table:style-name="ce3" office:value-type="string">
            <text:p>cavlc_mot_frm0_full_B</text:p>
          </table:table-cell>
          <table:table-cell office:value-type="string">
            <text:p>8.15 f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CABA :</text:p>
          </table:table-cell>
          <table:table-cell/>
        </table:table-row>
        <table:table-row table:style-name="ro1">
          <table:table-cell office:value-type="string">
            <text:p>cabac_mot_frm0_full</text:p>
          </table:table-cell>
          <table:table-cell office:value-type="string">
            <text:p>5.08 fps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>
            <text:p>1280x720 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PCM :</text:p>
          </table:table-cell>
          <table:table-cell/>
        </table:table-row>
        <table:table-row table:style-name="ro2">
          <table:table-cell office:value-type="string">
            <text:p>CVPCMNL2_SVA_C</text:p>
          </table:table-cell>
          <table:table-cell office:value-type="string">
            <text:p>2.16 fp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.11.2011</text:date>, <text:time>11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en de Saint Jorre</meta:initial-creator>
    <meta:creation-date>2011-11-08T16:26:33.29</meta:creation-date>
    <dc:date>2011-11-09T11:18:13.35</dc:date>
    <dc:creator>Damien de Saint Jorre</dc:creator>
    <meta:editing-duration>PT3H17M1S</meta:editing-duration>
    <meta:editing-cycles>68</meta:editing-cycles>
    <meta:generator>OpenOffice.org/3.3$Win32 OpenOffice.org_project/330m20$Build-9567</meta:generator>
    <meta:document-statistic meta:table-count="1" meta:cell-count="181" meta:object-count="0"/>
  </office:meta>
</office:document-meta>
</file>